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VILLAVICENCIO GONZALES, NARLY YAQUELIN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CRIOLLOS</text:span></text:p>
            <text:p text:style-name="P7">Cant.Cajas(Ped 1):<text:span text:style-name="T4">23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FR. NEGRO</text:span></text:p>
            <text:p text:style-name="P7">Cant.Cajas(Ped 2):<text:span text:style-name="T4">5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6T22:02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